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4201in" table:align="center" style:writing-mode="rl-tb"/>
    </style:style>
    <style:style style:name="Table1.A" style:family="table-column">
      <style:table-column-properties style:column-width="2.2521in"/>
    </style:style>
    <style:style style:name="Table1.B" style:family="table-column">
      <style:table-column-properties style:column-width="1.3764in"/>
    </style:style>
    <style:style style:name="Table1.C" style:family="table-column">
      <style:table-column-properties style:column-width="1.3778in"/>
    </style:style>
    <style:style style:name="Table1.D" style:family="table-column">
      <style:table-column-properties style:column-width="1.41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5pt solid #00000a"/>
    </style:style>
    <style:style style:name="Table1.A6" style:family="table-cell">
      <style:table-cell-properties style:vertical-align="middle" fo:padding-left="0.075in" fo:padding-right="0.075in" fo:padding-top="0in" fo:padding-bottom="0in" fo:border="0.5pt solid #00000a"/>
    </style:style>
    <style:style style:name="Table2" style:family="table">
      <style:table-properties style:width="6.925in" table:align="margins" style:writing-mode="rl-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language-asian="en" style:country-asian="US"/>
    </style:style>
    <style:style style:name="P2" style:family="paragraph" style:parent-style-name="Standard">
      <style:paragraph-properties fo:text-align="center" style:justify-single-word="false" style:writing-mode="rl-tb"/>
      <style:text-properties style:language-asian="en" style:country-asian="US"/>
    </style:style>
    <style:style style:name="P3" style:family="paragraph" style:parent-style-name="Standard">
      <style:paragraph-properties fo:text-align="center" style:justify-single-word="false" style:writing-mode="rl-tb"/>
    </style:style>
    <style:style style:name="P4" style:family="paragraph" style:parent-style-name="Standard">
      <style:paragraph-properties fo:text-align="center" style:justify-single-word="false" style:writing-mode="rl-tb"/>
      <style:text-properties fo:font-weight="bold" style:language-asian="en" style:country-asian="US" style:font-weight-asian="bold" style:font-size-complex="14pt" style:font-weight-complex="bold"/>
    </style:style>
    <style:style style:name="P5" style:family="paragraph" style:parent-style-name="Standard">
      <style:paragraph-properties fo:text-align="center" style:justify-single-word="false" style:writing-mode="rl-tb"/>
      <style:text-properties fo:font-size="10pt" style:font-size-asian="10pt" style:language-asian="en" style:country-asian="US" style:font-size-complex="14pt"/>
    </style:style>
    <style:style style:name="P6" style:family="paragraph" style:parent-style-name="Standard">
      <style:paragraph-properties fo:margin-top="0.0835in" fo:margin-bottom="0.0555in" fo:text-align="end" style:justify-single-word="false" style:writing-mode="rl-tb"/>
    </style:style>
    <style:style style:name="P7" style:family="paragraph" style:parent-style-name="Standard">
      <style:paragraph-properties fo:margin-top="0.0835in" fo:margin-bottom="0.0555in" fo:text-align="end" style:justify-single-word="false" style:writing-mode="rl-tb"/>
      <style:text-properties fo:font-weight="bold" style:font-weight-asian="bold" style:font-weight-complex="bold"/>
    </style:style>
    <style:style style:name="P8" style:family="paragraph" style:parent-style-name="Standard">
      <style:paragraph-properties fo:text-align="center" style:justify-single-word="false" fo:break-before="page" style:writing-mode="rl-tb"/>
      <style:text-properties fo:font-weight="bold" style:language-asian="en" style:country-asian="US" style:font-weight-asian="bold" style:font-size-complex="14pt" style:font-weight-complex="bold"/>
    </style:style>
    <style:style style:name="P9" style:family="paragraph" style:parent-style-name="Table_20_Contents">
      <style:text-properties fo:font-size="14pt" style:font-size-complex="14pt"/>
    </style:style>
    <style:style style:name="P10" style:family="paragraph" style:parent-style-name="Standard">
      <style:text-properties style:language-asian="en" style:country-asian="US"/>
    </style:style>
    <style:style style:name="P11" style:family="paragraph" style:parent-style-name="Heading_20_1" style:list-style-name="">
      <style:paragraph-properties fo:text-align="end" style:justify-single-word="false" style:writing-mode="rl-tb"/>
    </style:style>
    <style:style style:name="P12" style:family="paragraph" style:parent-style-name="Heading_20_1">
      <style:paragraph-properties fo:break-before="page"/>
    </style:style>
    <style:style style:name="P13" style:family="paragraph" style:parent-style-name="Heading_20_2" style:list-style-name="">
      <style:paragraph-properties fo:text-align="justify" style:justify-single-word="false"/>
    </style:style>
    <style:style style:name="T1" style:family="text">
      <style:text-properties style:language-asian="en" style:country-asian="US" style:font-size-complex="18pt"/>
    </style:style>
    <style:style style:name="T2" style:family="text">
      <style:text-properties fo:font-size="18pt" style:font-size-asian="18pt" style:language-asian="en" style:country-asian="US"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בית הספר להנדסה</text:p>
      <text:p text:style-name="P4">המכללה האקדמית כנרת בעמק הירדן</text:p>
      <text:p text:style-name="P2"/>
      <text:p text:style-name="P3"><text:span text:style-name="T1">פרויקט סיום בקורס "מבוא לתכנות מערכות" (</text:span><text:span text:style-name="T2">1-02-215</text:span><text:span text:style-name="T1">)</text:span></text:p>
      <text:p text:style-name="P5">סמסטר חורף תשע"ב (2012א)</text:p>
      <text:p text:style-name="P2">המרצה: ד"ר דן אהרוני</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שם הפרויקט</text:p>
          </table:table-cell>
          <table:table-cell table:style-name="Table1.A1" table:number-columns-spanned="3" office:value-type="string">
            <text:p text:style-name="P6">מערכת לשליחת התראות לתחנות עבודה</text:p>
          </table:table-cell>
          <table:covered-table-cell/>
          <table:covered-table-cell/>
        </table:table-row>
        <table:table-row table:style-name="Table1.1">
          <table:table-cell table:style-name="Table1.A1" office:value-type="string">
            <text:p text:style-name="P7">סוג המסמך</text:p>
          </table:table-cell>
          <table:table-cell table:style-name="Table1.A1" table:number-columns-spanned="3" office:value-type="string">
            <text:p text:style-name="P6">הצעת פרויקט</text:p>
          </table:table-cell>
          <table:covered-table-cell/>
          <table:covered-table-cell/>
        </table:table-row>
        <table:table-row table:style-name="Table1.1">
          <table:table-cell table:style-name="Table1.A1" office:value-type="string">
            <text:p text:style-name="P7">גרסת המסמך</text:p>
          </table:table-cell>
          <table:table-cell table:style-name="Table1.A1" table:number-columns-spanned="3" office:value-type="string">
            <text:p text:style-name="P6">1</text:p>
          </table:table-cell>
          <table:covered-table-cell/>
          <table:covered-table-cell/>
        </table:table-row>
        <table:table-row table:style-name="Table1.1">
          <table:table-cell table:style-name="Table1.A1" office:value-type="string">
            <text:p text:style-name="P7">המחבר/ים</text:p>
          </table:table-cell>
          <table:table-cell table:style-name="Table1.A1" table:number-columns-spanned="3" office:value-type="string">
            <text:p text:style-name="P6">ברברמן רומן</text:p>
            <text:p text:style-name="P6">כהן תומר</text:p>
          </table:table-cell>
          <table:covered-table-cell/>
          <table:covered-table-cell/>
        </table:table-row>
        <table:table-row table:style-name="Table1.1">
          <table:table-cell table:style-name="Table1.A1" office:value-type="string">
            <text:p text:style-name="P7">תאריך הגשה</text:p>
          </table:table-cell>
          <table:table-cell table:style-name="Table1.A1" table:number-columns-spanned="3" office:value-type="string">
            <text:p text:style-name="P6">01/12/2011</text:p>
          </table:table-cell>
          <table:covered-table-cell/>
          <table:covered-table-cell/>
        </table:table-row>
        <table:table-row table:style-name="Table1.1">
          <table:table-cell table:style-name="Table1.A6" table:number-rows-spanned="3" office:value-type="string">
            <text:p text:style-name="P7">יומן שינויים</text:p>
          </table:table-cell>
          <table:table-cell table:style-name="Table1.A1" office:value-type="string">
            <text:p text:style-name="P7">גרסה</text:p>
          </table:table-cell>
          <table:table-cell table:style-name="Table1.A1" office:value-type="string">
            <text:p text:style-name="P7">תאריך</text:p>
          </table:table-cell>
          <table:table-cell table:style-name="Table1.A1" office:value-type="string">
            <text:p text:style-name="P7">תיאור השינוי</text:p>
          </table:table-cell>
        </table:table-row>
        <table:table-row table:style-name="Table1.1">
          <table:covered-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1">
          <table:covered-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1"/>
      <text:h text:style-name="P11" text:outline-level="1"/>
      <text:h text:style-name="P12" text:outline-level="1">תיאור כללי</text:h>
      <text:p text:style-name="Text_20_body">הפרויקט מיועד לשימוש בסביבה ארגונית. מטרת הפרויקט לספק למנהל הרשת אפשרות לשלוח למשתמשים הודעות מתפרצות בצורה חד כיוונית על־מנת לעדכן אותם באופן מיידי על בעיות עבודה (למשל חוסר זמינות של שרת חיוני לארגון) לכל המשתמשים בארגון או לקבוצות. </text:p>
      <text:p text:style-name="Text_20_body">כל עמדת עבודה בארגון תצויד מראש ברכיב תוכנה ייעודי (סוכן) שיאפשר למערכת המרכזית לתקשר עם אותה התחנה לאחר אימות בסיסי. </text:p>
      <text:p text:style-name="Text_20_body">המערכת המרכזית תציג רשימה של התחנות בארגון ותאפשר לשלוח הודעות לתחנה אחת או יותר מהרשימה, כמו גם לבחון אלו מהתחנות נמצאות במצב פעיל במועד הבדיקה. </text:p>
      <text:p text:style-name="Text_20_body">הרעיון הכללי מאחורי הפרויקט הוא להציע מערכת פונקציונלית ושימושית עבור מנהלי הרשת באשר הם, ודומה למערכות קיימות שמפיקות תוצרים דומים. הייחוד של המערכת שאנחנו מתכננים להציע הוא שהיא תהיה פשוטה יותר לשימוש ממערכות קיימות שמובנות במערכת ההפעלה, ותעלה פחות ממערכות דומות שנמכרות תמורת עלות גבוהה יחסית. כיום מקובל להחליף מערכות להודעות מתפרצות במערכות מסרים מידיים ומערכות דואר אלקטרוני, אבל אלו סובלות לא פעם מהתעלמות מצד המשתמשים ובכך שמידע החיוני למשתמש יגיע אליו רק בדיעבד. </text:p>
      <text:h text:style-name="Heading_20_1" text:outline-level="1">מידע טכני</text:h>
      <text:p text:style-name="Text_20_body">הפרויקט יפותח במסגרת הקורס מבוא לתכנות מערכות ויכתב בסביבת Microsoft .net C#‎. במהלך פיתוח הפרויקט יהיה על המשתתפים בו ללמוד לעומק עבודה עם TCP/IP לשם מימוש תקשורת שרת/לקוח בסביבה זו, כמו גם מספר נושאים נוספים שלא נלמדו במסגרת הקורס. </text:p>
      <text:p text:style-name="Text_20_body">כמו־כן, במהלך הפיתוח נקדיש תשומת לב מיוחדת גם בהפיכת המערכת לשימושית עבור הזנת והצגת תוכן בעברית ובשפות נוספות הנכתבות מימין לשמאל, דבר שלעתים קרובות אינו נכלל בתכנות מדף אחרות בתחום זה.</text:p>
      <text:h text:style-name="Heading_20_1" text:outline-level="1">שלבי הפיתוח וחלוקת משימות</text:h>
      <text:p text:style-name="Text_20_body">במהלך חודש דצמבר אנו מתכננים להשלים את מלאכת האפיון והעיצוב של המערכת כמו גם רכישת הידע הדרוש כדי להתקדם לשלבי התכנות. במהלך החודשים ינואר–פברואר נעבוד על תכנות מערכת השרת והלקוח במקביל, כי נצטרך אב־טיפוס של מערכת השרת כדי לתקשר מול רכיבי הלקוח. </text:p>
      <text:p text:style-name="Text_20_body">את פיתוח התכנה נחלק בין משתתפי הפרויקט כאשר אדם אחד יהיה אחראי על רכיב הלקוח, והשני יישום צד השרת. שני היישומים יתקשרו בניהם באמצעות סט הוראות שנתכנן במהלך שלבי האפיון והעיצוב. </text:p>
      <text:h text:style-name="P13" text:outline-level="2"/>
      <text:h text:style-name="P12" text:outline-level="1">לוח זמנים לפיתוח הפרויקט</text:h>
      <table:table table:name="Table2" table:style-name="Table2">
        <table:table-column table:style-name="Table2.A"/>
        <table:table-column table:style-name="Table2.B"/>
        <table:table-row>
          <table:table-cell table:style-name="Table2.A1" office:value-type="string">
            <text:p text:style-name="P9">01/12/2011 </text:p>
          </table:table-cell>
          <table:table-cell table:style-name="Table2.B1" office:value-type="string">
            <text:p text:style-name="P9">אבן דרך1:<text:tab/>הפקת מסמך הצעת הפרויקט</text:p>
          </table:table-cell>
        </table:table-row>
        <table:table-row>
          <table:table-cell table:style-name="Table2.A2" office:value-type="string">
            <text:p text:style-name="P9">16/12/2011</text:p>
          </table:table-cell>
          <table:table-cell table:style-name="Table2.B2" office:value-type="string">
            <text:p text:style-name="P9">אבן דרך 2:<text:tab/>הפקת מסמך דרישות </text:p>
          </table:table-cell>
        </table:table-row>
        <table:table-row>
          <table:table-cell table:style-name="Table2.A2" office:value-type="string">
            <text:p text:style-name="P9">12/01/2011</text:p>
          </table:table-cell>
          <table:table-cell table:style-name="Table2.B2" office:value-type="string">
            <text:p text:style-name="P9">אבן דרך 3:<text:tab/>הפקת מסמך עיצוב</text:p>
          </table:table-cell>
        </table:table-row>
        <table:table-row>
          <table:table-cell table:style-name="Table2.A2" office:value-type="string">
            <text:p text:style-name="P9">01/02/2011</text:p>
          </table:table-cell>
          <table:table-cell table:style-name="Table2.B2" office:value-type="string">
            <text:p text:style-name="P9">אבן דרך 4:<text:tab/>תכנית ראשונית עובדת</text:p>
          </table:table-cell>
        </table:table-row>
        <table:table-row>
          <table:table-cell table:style-name="Table2.A2" office:value-type="string">
            <text:p text:style-name="P9">12/03/2011</text:p>
          </table:table-cell>
          <table:table-cell table:style-name="Table2.B2" office:value-type="string">
            <text:p text:style-name="P9"><text:tab/><text:tab/>הגשת תוכנה</text:p>
          </table:table-cell>
        </table:table-row>
        <table:table-row>
          <table:table-cell table:style-name="Table2.A2" office:value-type="string">
            <text:p text:style-name="P9">30/03/2011</text:p>
          </table:table-cell>
          <table:table-cell table:style-name="Table2.B2" office:value-type="string">
            <text:p text:style-name="P9"><text:tab/><text:tab/>הפקת מסמך מסכם ומדריך למשתמש</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achlieli CLM1" svg:font-family="'Nachlieli CLM'"/>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rl-tb"/>
      <style:text-properties style:font-size-asian="10.5pt"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Nachlieli CLM"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text-properties fo:font-size="14pt" style:font-size-asian="10.5pt" style:font-size-complex="14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language-asian="en" style:country-asian="US"/>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text:p>
      </style:header>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er Cohen</meta:initial-creator>
    <meta:creation-date>2011-11-30T23:02:52</meta:creation-date>
    <dc:date>2011-12-01T01:17:35</dc:date>
    <dc:creator>Tomer Cohen</dc:creator>
    <meta:editing-duration>PT57M53S</meta:editing-duration>
    <meta:editing-cycles>3</meta:editing-cycles>
    <meta:generator>LibreOffice/3.4$Linux LibreOffice_project/340m1$Build-402</meta:generator>
    <meta:document-statistic meta:table-count="2" meta:image-count="0" meta:object-count="0" meta:page-count="3" meta:paragraph-count="45" meta:word-count="400" meta:character-count="2395" meta:non-whitespace-character-count="2025"/>
  </office:meta>
</office:document-meta>
</file>